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55b" officeooo:paragraph-rsid="001de55b"/>
    </style:style>
    <style:style style:name="P2" style:family="paragraph" style:parent-style-name="Standard">
      <style:text-properties officeooo:rsid="001de55b" officeooo:paragraph-rsid="0020b863"/>
    </style:style>
    <style:style style:name="P3" style:family="paragraph" style:parent-style-name="Standard">
      <style:text-properties officeooo:rsid="0020b863" officeooo:paragraph-rsid="0020b863"/>
    </style:style>
    <style:style style:name="P4" style:family="paragraph" style:parent-style-name="Preformatted_20_Text">
      <style:text-properties officeooo:rsid="0022227c" officeooo:paragraph-rsid="0022227c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2227c"/>
    </style:style>
    <style:style style:name="P6" style:family="paragraph" style:parent-style-name="Standard">
      <style:text-properties officeooo:rsid="001de55b" officeooo:paragraph-rsid="001de55b"/>
    </style:style>
    <style:style style:name="P7" style:family="paragraph" style:parent-style-name="Standard">
      <style:text-properties officeooo:rsid="0022227c" officeooo:paragraph-rsid="002222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s aka Tickets</text:p>
      <text:p text:style-name="P1"/>
      <text:p text:style-name="P7">IA-00</text:p>
      <text:p text:style-name="P7">Setup dev env (general overview of tasks performed):</text:p>
      <text:p text:style-name="P7">Install virtualbox</text:p>
      <text:p text:style-name="P7">Install vagrant</text:p>
      <text:p text:style-name="P7"><text:a xlink:type="simple" xlink:href="https://app.vagrantup.com/centos/boxes/8" text:style-name="Internet_20_link" text:visited-style-name="Visited_20_Internet_20_Link"/></text:p>
      <text:p text:style-name="P7"><text:a xlink:type="simple" xlink:href="https://app.vagrantup.com/centos/boxes/8" text:style-name="Internet_20_link" text:visited-style-name="Visited_20_Internet_20_Link">https://app.vagrantup.com/centos/boxes/8</text:a></text:p>
      <text:p text:style-name="P4"><text:span text:style-name="Source_20_Text">Vagrant.configure("2") do |config|</text:span></text:p>
      <text:p text:style-name="Preformatted_20_Text"><text:span text:style-name="Source_20_Text"><text:s text:c="2"/>config.vm.box = "centos/8"</text:span></text:p>
      <text:p text:style-name="Preformatted_20_Text"><text:span text:style-name="Source_20_Text"><text:s text:c="2"/>config.vm.box_version = "1905.1"</text:span></text:p>
      <text:p text:style-name="P5"><text:span text:style-name="Source_20_Text">end</text:span></text:p>
      <text:p text:style-name="P7">vagrant init</text:p>
      <text:p text:style-name="P7">vagrant up</text:p>
      <text:p text:style-name="P7"/>
      <text:p text:style-name="P7"/>
      <text:p text:style-name="P7"/>
      <text:p text:style-name="P1">IA-01 Epic </text:p>
      <text:p text:style-name="P1">Dealerships’ Email Campaigns </text:p>
      <text:p text:style-name="P3">Break down requirements into tasks/tickets</text:p>
      <text:p text:style-name="P1"/>
      <text:p text:style-name="P1">IA-02</text:p>
      <text:p text:style-name="P1">marketing dashboard that allows them to see requested </text:p>
      <text:p text:style-name="P1">KPIs: </text:p>
      <text:p text:style-name="P1">● Top five dealerships by earn </text:p>
      <text:p text:style-name="P1">● Top five dealerships by customer base (count) </text:p>
      <text:p text:style-name="P1">● Top five customers by spend paired with their dealer name </text:p>
      <text:p text:style-name="P1">● Percentage total of qualifying customers with valid emails </text:p>
      <text:p text:style-name="P1">● Total count of Ibex customers </text:p>
      <text:p text:style-name="P3">After have data, display in a dashboard-ish view; </text:p>
      <text:p text:style-name="P3">Normally reference other client dashboards for common libs, but just choose something graphical for now.</text:p>
      <text:p text:style-name="P1"/>
      <text:p text:style-name="P1">IA-03</text:p>
      <text:p text:style-name="P1">Grid view of dealer info and stats</text:p>
      <text:p text:style-name="P1"/>
      <text:p text:style-name="P1">IA-04</text:p>
      <text:p text:style-name="P1">Allow scheduling of dealer and their customers</text:p>
      <text:p text:style-name="P1">Allow subsets of customers to be selected? <text:s/>Maybe as another dev phase.</text:p>
      <text:p text:style-name="P3">Create new DB table</text:p>
      <text:p text:style-name="P3">Emails will be sent by a “hypothetical CRON script to look at to send the emails on an external schedule. “</text:p>
      <text:p text:style-name="P1"/>
      <text:p text:style-name="P1">IA-05 </text:p>
      <text:p text:style-name="P1">Indicate missing or incomplete data; maybe show whats expected</text:p>
      <text:p text:style-name="P1">Since the dealer is not editable ie correctable from this app, maybe keep indication low key ie not red text but maybe just a caution icon or such and normal colored text</text:p>
      <text:p text:style-name="P1">Requires IA-03</text:p>
      <text:p text:style-name="P1"><text:soft-page-break/>Maybe link to app/page where client can fix dealer? <text:s/>Maybe as another dev phase.</text:p>
      <text:p text:style-name="P1"/>
      <text:p text:style-name="P1">IA-06</text:p>
      <text:p text:style-name="P1">CSV export of </text:p>
      <text:p text:style-name="P1">1. Dealership ID </text:p>
      <text:p text:style-name="P1">2. Dealership Name </text:p>
      <text:p text:style-name="P1">3. Qualifying Customers </text:p>
      <text:p text:style-name="P1">4. Qualifying Customers with Emails </text:p>
      <text:p text:style-name="P1">5. % with Emails</text:p>
      <text:p text:style-name="P1"/>
      <text:p text:style-name="P1">IA-07</text:p>
      <text:p text:style-name="P1">CSV export of distinct list of customers </text:p>
      <text:p text:style-name="P1"/>
      <text:p text:style-name="P1">IA-08</text:p>
      <text:p text:style-name="P1">Implement endpoint for distinct dealership sciusa url </text:p>
      <text:p text:style-name="P2">sample see Distinct Dealerships-Dealerships.csv</text:p>
      <text:p text:style-name="P1"/>
      <text:p text:style-name="P1">IA-09</text:p>
      <text:p text:style-name="P1">Implement endpoint for distinct customers sciusa url </text:p>
      <text:p text:style-name="P2">sample see Distinct Customers-Table 1.csv</text:p>
      <text:p text:style-name="P1"/>
      <text:p text:style-name="P1">IA-10</text:p>
      <text:p text:style-name="P1">Implement endpoint for customer sales sciusa url </text:p>
      <text:p text:style-name="P1">sample see Customer Sales-Table 1.csv</text:p>
      <text:p text:style-name="P1"/>
      <text:p text:style-name="P3">IA-11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7:31:26.486000000</meta:creation-date>
    <dc:date>2019-11-23T18:00:04.742000000</dc:date>
    <meta:editing-duration>PT10M7S</meta:editing-duration>
    <meta:editing-cycles>3</meta:editing-cycles>
    <meta:generator>LibreOffice/6.3.2.2$Windows_x86 LibreOffice_project/98b30e735bda24bc04ab42594c85f7fd8be07b9c</meta:generator>
    <meta:document-statistic meta:table-count="0" meta:image-count="0" meta:object-count="0" meta:page-count="2" meta:paragraph-count="56" meta:word-count="294" meta:character-count="1898" meta:non-whitespace-character-count="1634"/>
  </office:meta>
</office:document-meta>
</file>